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modifier</text:p>
          </table:table-cell>
          <table:table-cell office:value-type="string">
            <text:p>new_building_content_enabled</text:p>
          </table:table-cell>
          <table:table-cell office:value-type="string">
            <text:p>has_building</text:p>
          </table:table-cell>
          <table:table-cell office:value-type="string">
            <text:p>overhauled_building_stats_enabled</text:p>
          </table:table-cell>
          <table:table-cell office:value-type="string">
            <text:p>owner_is_gestalt_consciousness</text:p>
          </table:table-cell>
          <table:table-cell office:value-type="string">
            <text:p>planet</text:p>
          </table:table-cell>
          <table:table-cell office:value-type="string">
            <text:p>OCCNUM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>every_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capital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>new_building_content_enabled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>every_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verhauled_building_stats_enabled</text:p>
          </table:table-cell>
          <table:table-cell office:value-type="string">
            <text:p>is_ringworld</text:p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limit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limit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limit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limit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limit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limit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limit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limit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limit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limit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eck_vanilla_planet_modifiers</text:p>
          </table:table-cell>
          <table:table-cell office:value-type="string">
            <text:p>OCC0</text:p>
          </table:table-cell>
          <table:table-cell office:value-type="string">
            <text:p>drone_space_elev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base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eromoned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base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depheromoned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base</text:p>
          </table:table-cell>
          <table:table-cell office:value-type="string">
            <text:p>+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pheromoned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base</text:p>
          </table:table-cell>
          <table:table-cell office:value-type="string">
            <text:p>+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uplift_rock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base</text:p>
          </table:table-cell>
          <table:table-cell office:value-type="string">
            <text:p>-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unproductive_without_experimen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ciety_research_mult_planet_base</text:p>
          </table:table-cell>
          <table:table-cell office:value-type="string">
            <text:p>-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unbalanced_eco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ood_mult_planet_base</text:p>
          </table:table-cell>
          <table:table-cell office:value-type="string">
            <text:p>-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hazardous_weath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ergy_mult_planet_base</text:p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dangerous_wild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ciety_research_mult_planet_base</text:p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0</text:p>
          </table:table-cell>
          <table:table-cell office:value-type="string">
            <text:p>strong_magnetic_fie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energy_mult_planet_base</text:p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base</text:p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unstable_tecton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_research_mult_planet_base</text:p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asteroid_impac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base</text:p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extensive_moon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base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carbon_worl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base</text:p>
          </table:table-cell>
          <table:table-cell office:value-type="string">
            <text:p>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wild_stor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hysics_research_mult_planet_base</text:p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mineral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base</text:p>
          </table:table-cell>
          <table:table-cell office:value-type="string">
            <text:p>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6</text:p>
          </table:table-cell>
          <table:table-cell office:value-type="string">
            <text:p>ultra_ri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base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mineral_po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base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8</text:p>
          </table:table-cell>
          <table:table-cell office:value-type="string">
            <text:p>titanic_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ciety_research_mult_planet_base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asteroid_bel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base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0</text:p>
          </table:table-cell>
          <table:table-cell office:value-type="string">
            <text:p>atmospheric_hallucinog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hysics_research_mult_planet_base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1</text:p>
          </table:table-cell>
          <table:table-cell office:value-type="string">
            <text:p>atmospheric_hallucinogen_goo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hysics_research_mult_planet_base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2</text:p>
          </table:table-cell>
          <table:table-cell office:value-type="string">
            <text:p>lush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ood_mult_planet_base</text:p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3</text:p>
          </table:table-cell>
          <table:table-cell office:value-type="string">
            <text:p>bleak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ood_mult_planet_base</text:p>
          </table:table-cell>
          <table:table-cell office:value-type="string">
            <text:p>-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4</text:p>
          </table:table-cell>
          <table:table-cell office:value-type="string">
            <text:p>irradiated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ood_mult_planet_base</text:p>
          </table:table-cell>
          <table:table-cell office:value-type="string">
            <text:p>-0.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5</text:p>
          </table:table-cell>
          <table:table-cell office:value-type="string">
            <text:p>colony_enclav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base</text:p>
          </table:table-cell>
          <table:table-cell office:value-type="string">
            <text:p>-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6</text:p>
          </table:table-cell>
          <table:table-cell office:value-type="string">
            <text:p>primitive_reserv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base</text:p>
          </table:table-cell>
          <table:table-cell office:value-type="string">
            <text:p>-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7</text:p>
          </table:table-cell>
          <table:table-cell office:value-type="string">
            <text:p>subterranean_civiliz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ciety_research_mult_planet_base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8</text:p>
          </table:table-cell>
          <table:table-cell office:value-type="string">
            <text:p>abandoned_terraform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ood_mult_planet_base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9-0</text:p>
          </table:table-cell>
          <table:table-cell office:value-type="string">
            <text:p>assist_resear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physics_research_mult_planet_base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9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society_research_mult_planet_base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9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base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0-0</text:p>
          </table:table-cell>
          <table:table-cell office:value-type="string">
            <text:p>planet_uncertain_pa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physics_research_mult_planet_base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society_research_mult_planet_base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base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1-0</text:p>
          </table:table-cell>
          <table:table-cell office:value-type="string">
            <text:p>magnetic_research_boo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physics_research_mult_planet_base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society_research_mult_planet_base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base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2-0</text:p>
          </table:table-cell>
          <table:table-cell office:value-type="string">
            <text:p>magnetic_disrup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physics_research_mult_planet_base</text:p>
          </table:table-cell>
          <table:table-cell office:value-type="string">
            <text:p>-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society_research_mult_planet_base</text:p>
          </table:table-cell>
          <table:table-cell office:value-type="string">
            <text:p>-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2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base</text:p>
          </table:table-cell>
          <table:table-cell office:value-type="string">
            <text:p>-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3</text:p>
          </table:table-cell>
          <table:table-cell office:value-type="string">
            <text:p>forest_f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ood_mult_planet_base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4</text:p>
          </table:table-cell>
          <table:table-cell office:value-type="string">
            <text:p>gas_rich_planet_fo_real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ergy_mult_planet_base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5</text:p>
          </table:table-cell>
          <table:table-cell office:value-type="string">
            <text:p>horse_powered_factories_hig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ood_mult_planet_base</text:p>
          </table:table-cell>
          <table:table-cell office:value-type="string">
            <text:p>-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6</text:p>
          </table:table-cell>
          <table:table-cell office:value-type="string">
            <text:p>society_animal_lif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ciety_research_mult_planet_base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7</text:p>
          </table:table-cell>
          <table:table-cell office:value-type="string">
            <text:p>syndaw_research_mal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ciety_research_mult_planet_base</text:p>
          </table:table-cell>
          <table:table-cell office:value-type="string">
            <text:p>-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8</text:p>
          </table:table-cell>
          <table:table-cell office:value-type="string">
            <text:p>enclave_artist_festival_outr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ergy_mult_planet_base</text:p>
          </table:table-cell>
          <table:table-cell office:value-type="string">
            <text:p>-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eck_planet_bonus_buildings</text:p>
          </table:table-cell>
          <table:table-cell office:value-type="string">
            <text:p>OCC0-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building_agricultural_processor_1</text:p>
          </table:table-cell>
          <table:table-cell office:value-type="string">
            <text:p/>
          </table:table-cell>
          <table:table-cell office:value-type="string">
            <text:p>food_mult_planet_building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building_agricultural_processor_2</text:p>
          </table:table-cell>
          <table:table-cell office:value-type="string">
            <text:p/>
          </table:table-cell>
          <table:table-cell office:value-type="string">
            <text:p>food_mult_planet_building</text:p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power_hub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ergy_mult_planet_building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power_hub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ergy_mult_planet_building</text:p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akx_worm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ergy_mult_planet_building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mineral_processing_plant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building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mineral_processing_plant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building</text:p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hypercomms_for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ity_mult_planet_building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sacred_nex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ity_mult_planet_building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system_conflu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ity_mult_planet_building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artist</text:p>
          </table:table-cell>
          <table:table-cell office:value-type="string">
            <text:p/>
          </table:table-cell>
          <table:table-cell office:value-type="string">
            <text:p>society_research_mult_planet_bulding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economic_district_5</text:p>
          </table:table-cell>
          <table:table-cell office:value-type="string">
            <text:p>energy_mult_planet_bulding</text:p>
          </table:table-cell>
          <table:table-cell office:value-type="string">
            <text:p>@non_restricted_t5_capital_tile_resource_mult</text:p>
          </table:table-cell>
          <table:table-cell office:value-type="string">
            <text:p>building_manufacturing_complex_5</text:p>
          </table:table-cell>
          <table:table-cell office:value-type="string">
            <text:p>minerals_mult_planet_bulding</text:p>
          </table:table-cell>
          <table:table-cell office:value-type="string">
            <text:p>@non_restricted_t5_capital_tile_resource_mult</text:p>
          </table:table-cell>
          <table:table-cell office:value-type="string">
            <text:p>building_hydroponic_farm_5</text:p>
          </table:table-cell>
          <table:table-cell office:value-type="string">
            <text:p>food_mult_planet_bulding</text:p>
          </table:table-cell>
          <table:table-cell office:value-type="string">
            <text:p>@non_restricted_t5_capital_tile_resource_mult</text:p>
          </table:table-cell>
          <table:table-cell office:value-type="string">
            <text:p>building_sociological_campus_5</text:p>
          </table:table-cell>
          <table:table-cell office:value-type="string">
            <text:p>society_research_mult_planet_bulding</text:p>
          </table:table-cell>
          <table:table-cell office:value-type="string">
            <text:p>@non_restricted_t5_capital_tile_resource_mult</text:p>
          </table:table-cell>
          <table:table-cell office:value-type="string">
            <text:p>building_physics_campus_5</text:p>
          </table:table-cell>
          <table:table-cell office:value-type="string">
            <text:p>physics_research_mult_planet_bulding</text:p>
          </table:table-cell>
          <table:table-cell office:value-type="string">
            <text:p>@non_restricted_t5_capital_tile_resource_mult</text:p>
          </table:table-cell>
          <table:table-cell office:value-type="string">
            <text:p>building_engineering_campus_5</text:p>
          </table:table-cell>
          <table:table-cell office:value-type="string">
            <text:p>engineering_research_mult_planet_bulding</text:p>
          </table:table-cell>
          <table:table-cell office:value-type="string">
            <text:p>@non_restricted_t5_capital_tile_resource_mult</text:p>
          </table:table-cell>
          <table:table-cell office:value-type="string">
            <text:p>OCC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uilding_power_plant_5</text:p>
          </table:table-cell>
          <table:table-cell office:value-type="string">
            <text:p/>
          </table:table-cell>
          <table:table-cell office:value-type="string">
            <text:p>energy_mult_planet_bulding</text:p>
          </table:table-cell>
          <table:table-cell office:value-type="string">
            <text:p>0.01</text:p>
          </table:table-cell>
          <table:table-cell office:value-type="string">
            <text:p>building_mining_network_5</text:p>
          </table:table-cell>
          <table:table-cell office:value-type="string">
            <text:p/>
          </table:table-cell>
          <table:table-cell office:value-type="string">
            <text:p>minerals_mult_planet_bulding</text:p>
          </table:table-cell>
          <table:table-cell office:value-type="string">
            <text:p>0.01</text:p>
          </table:table-cell>
          <table:table-cell office:value-type="string">
            <text:p>building_hydroponics_farm_5</text:p>
          </table:table-cell>
          <table:table-cell office:value-type="string">
            <text:p/>
          </table:table-cell>
          <table:table-cell office:value-type="string">
            <text:p>food_mult_planet_bulding</text:p>
          </table:table-cell>
          <table:table-cell office:value-type="string">
            <text:p>0.01</text:p>
          </table:table-cell>
          <table:table-cell office:value-type="string">
            <text:p>building_engineering_facility_4</text:p>
          </table:table-cell>
          <table:table-cell office:value-type="string">
            <text:p/>
          </table:table-cell>
          <table:table-cell office:value-type="string">
            <text:p>engineering_research_mult_planet_bulding</text:p>
          </table:table-cell>
          <table:table-cell office:value-type="string">
            <text:p>0.01</text:p>
          </table:table-cell>
          <table:table-cell office:value-type="string">
            <text:p>building_physics_lab_4</text:p>
          </table:table-cell>
          <table:table-cell office:value-type="string">
            <text:p/>
          </table:table-cell>
          <table:table-cell office:value-type="string">
            <text:p>physics_research_mult_planet_bulding</text:p>
          </table:table-cell>
          <table:table-cell office:value-type="string">
            <text:p>0.01</text:p>
          </table:table-cell>
          <table:table-cell office:value-type="string">
            <text:p>building_biolab_4</text:p>
          </table:table-cell>
          <table:table-cell office:value-type="string">
            <text:p/>
          </table:table-cell>
          <table:table-cell office:value-type="string">
            <text:p>society_research_mult_planet_bulding</text:p>
          </table:table-cell>
          <table:table-cell office:value-type="string">
            <text:p>0.01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building_power_plant_5</text:p>
          </table:table-cell>
          <table:table-cell office:value-type="string">
            <text:p>OCC0</text:p>
          </table:table-cell>
          <table:table-cell office:value-type="string">
            <text:p>energy_mult_planet_bulding</text:p>
          </table:table-cell>
          <table:table-cell office:value-type="string">
            <text:p>0.01</text:p>
          </table:table-cell>
          <table:table-cell office:value-type="string">
            <text:p>building_mining_network_5</text:p>
          </table:table-cell>
          <table:table-cell office:value-type="string">
            <text:p>OCC0</text:p>
          </table:table-cell>
          <table:table-cell office:value-type="string">
            <text:p>minerals_mult_planet_bulding</text:p>
          </table:table-cell>
          <table:table-cell office:value-type="string">
            <text:p>0.01</text:p>
          </table:table-cell>
          <table:table-cell office:value-type="string">
            <text:p>building_hydroponics_farm_5</text:p>
          </table:table-cell>
          <table:table-cell office:value-type="string">
            <text:p>OCC0</text:p>
          </table:table-cell>
          <table:table-cell office:value-type="string">
            <text:p>food_mult_planet_bulding</text:p>
          </table:table-cell>
          <table:table-cell office:value-type="string">
            <text:p>0.01</text:p>
          </table:table-cell>
          <table:table-cell office:value-type="string">
            <text:p>building_engineering_facility_4</text:p>
          </table:table-cell>
          <table:table-cell office:value-type="string">
            <text:p>OCC0</text:p>
          </table:table-cell>
          <table:table-cell office:value-type="string">
            <text:p>engineering_research_mult_planet_bulding</text:p>
          </table:table-cell>
          <table:table-cell office:value-type="string">
            <text:p>0.01</text:p>
          </table:table-cell>
          <table:table-cell office:value-type="string">
            <text:p>building_physics_lab_4</text:p>
          </table:table-cell>
          <table:table-cell office:value-type="string">
            <text:p>OCC0</text:p>
          </table:table-cell>
          <table:table-cell office:value-type="string">
            <text:p>physics_research_mult_planet_bulding</text:p>
          </table:table-cell>
          <table:table-cell office:value-type="string">
            <text:p>0.01</text:p>
          </table:table-cell>
          <table:table-cell office:value-type="string">
            <text:p>building_biolab_4</text:p>
          </table:table-cell>
          <table:table-cell office:value-type="string">
            <text:p>OCC0</text:p>
          </table:table-cell>
          <table:table-cell office:value-type="string">
            <text:p>society_research_mult_planet_bulding</text:p>
          </table:table-cell>
          <table:table-cell office:value-type="string">
            <text:p>0.01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bulding</text:p>
          </table:table-cell>
          <table:table-cell office:value-type="string">
            <text:p>0.015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minerals_mult_planet_bulding</text:p>
          </table:table-cell>
          <table:table-cell office:value-type="string">
            <text:p>0.015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food_mult_planet_bulding</text:p>
          </table:table-cell>
          <table:table-cell office:value-type="string">
            <text:p>0.015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gineering_research_mult_planet_bulding</text:p>
          </table:table-cell>
          <table:table-cell office:value-type="string">
            <text:p>0.015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bulding</text:p>
          </table:table-cell>
          <table:table-cell office:value-type="string">
            <text:p>0.015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society_research_mult_planet_bulding</text:p>
          </table:table-cell>
          <table:table-cell office:value-type="string">
            <text:p>0.0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3.6</meta:generator>
  </office:meta>
</office:document-meta>
</file>